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testing for login access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tested that which tabs and options are available to which type of login user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bug fixing </text:p>
          </table:table-cell>
          <table:table-cell table:style-name="ce6" office:value-type="float" office:value="6">
            <text:p>6.00</text:p>
          </table:table-cell>
          <table:table-cell table:style-name="ce11" office:value-type="string">
            <text:p>Fixed 4403 bug assigned to me and fixed bugs assigned to gagan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Jquery issue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fixed all issue that were coming in distribution tabs html pages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5">
          <table:table-cell table:style-name="ce2" office:value-type="string">
            <text:p>testing for login access again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tested again all the functionality which i understand for login access after gagans issue fixing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12/27/2011</text:date>, <text:time>21:4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27T21:43:52</dc:date>
    <meta:editing-cycles>232</meta:editing-cycles>
    <meta:editing-duration>P25DT16H59M49S</meta:editing-duration>
    <meta:generator>BrOffice.org/3.3$Linux OpenOffice.org_project/330m20$Build-9567</meta:generator>
    <meta:document-statistic meta:table-count="1" meta:cell-count="21" meta:object-count="0"/>
  </office:meta>
</office:document-meta>
</file>